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1pt" fo:letter-spacing="normal" fo:font-style="normal" fo:font-weight="normal" officeooo:rsid="000b752e" officeooo:paragraph-rsid="000b752e" style:font-size-asian="11pt" style:font-size-complex="11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rsid="000b752e" officeooo:paragraph-rsid="000b752e" style:font-size-asian="11pt" style:font-size-complex="11pt"/>
    </style:style>
    <style:style style:name="P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0.456cm"/>
        </style:tab-stops>
      </style:paragraph-properties>
      <style:text-properties fo:color="#000000" loext:opacity="100%" style:font-name="Arial" fo:font-size="11pt" officeooo:paragraph-rsid="000b752e" style:font-size-asian="11pt" style:font-size-complex="11pt"/>
    </style:style>
    <style:style style:name="P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0.456cm"/>
        </style:tab-stops>
      </style:paragraph-properties>
      <style:text-properties fo:color="#000000" loext:opacity="100%" style:font-name="Arial" fo:font-size="11pt" officeooo:paragraph-rsid="000b752e" style:font-size-asian="11pt" style:font-size-complex="11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rsid="000d4ade" officeooo:paragraph-rsid="000d4ade" style:font-size-asian="11pt" style:font-size-complex="11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b752e"/>
    </style:style>
    <style:style style:name="T3" style:family="text">
      <style:text-properties fo:font-variant="normal" fo:text-transform="none" fo:letter-spacing="normal" fo:font-style="normal" fo:font-weight="normal" officeooo:rsid="000c0d79"/>
    </style:style>
    <style:style style:name="T4" style:family="text">
      <style:text-properties fo:font-variant="normal" fo:text-transform="none" fo:letter-spacing="normal" fo:font-style="normal" fo:font-weight="normal" officeooo:rsid="000d4ade"/>
    </style:style>
    <style:style style:name="T5" style:family="text">
      <style:text-properties officeooo:rsid="000d4a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pan text:style-name="T2"><text:tab/></text:span><text:span text:style-name="T3">Contractnummer: {d.contractId}</text:span></text:p>
      <text:p text:style-name="P3"><text:span text:style-name="T1"/></text:p>
      <text:p text:style-name="P3"><text:span text:style-name="T4">Naam: </text:span><text:span text:style-name="T1">{d.firstname} {d.lastname}<text:tab/></text:span><text:span text:style-name="T3">Klantnummer: </text:span><text:span text:style-name="T2">{d.clientId}</text:span></text:p>
      <text:p text:style-name="P1"><text:span text:style-name="T5">Adres: </text:span>{d.address}</text:p>
      <text:p text:style-name="P1"><text:tab/>{d.zipCode} {d.city}</text:p>
      <text:p text:style-name="P1"><text:span text:style-name="T5">Telefoon: </text:span>{d.phone}</text:p>
      <text:p text:style-name="P5">Email: {d.email}</text:p>
      <text:p text:style-name="P5"/>
      <text:p text:style-name="P1">UIT-pas: {d.UITPas}</text:p>
      <text:p text:style-name="P1">of</text:p>
      <text:p text:style-name="P1">Gestructureerde mededeling: {d.structuredReference}</text:p>
      <text:p text:style-name="P2"/>
      <text:p text:style-name="P1">Ontleende items: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00:27:35.372000000</meta:creation-date>
    <dc:date>2025-02-01T10:33:23.712000000</dc:date>
    <meta:editing-duration>PT5M34S</meta:editing-duration>
    <meta:editing-cycles>4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0" meta:word-count="23" meta:character-count="251" meta:non-whitespace-character-count="236"/>
  </office:meta>
</office:document-meta>
</file>